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03" officeooo:paragraph-rsid="0002860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8603" officeooo:paragraph-rsid="0002860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28603" officeooo:paragraph-rsid="00028603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28603" officeooo:paragraph-rsid="00028603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4eab3"/>
    </style:style>
    <style:style style:name="T3" style:family="text">
      <style:text-properties officeooo:rsid="0006d955"/>
    </style:style>
    <style:style style:name="T4" style:family="text">
      <style:text-properties officeooo:rsid="0007ef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for creating Language model<text:span text:style-name="T1">:</text:span></text:p>
      <text:p text:style-name="P4"/>
      <text:p text:style-name="P3">text2wfreq &lt;<text:span text:style-name="T3">sample_test.txt</text:span>&gt; sample.wfreq </text:p>
      <text:p text:style-name="P3">wfreq2vocab &lt;sample.wfreq&gt; sample.vocab</text:p>
      <text:p text:style-name="P3">text2idngram -vocab sample.vocab -temp . -n 3 &lt;<text:span text:style-name="T4">sample_test.txt</text:span>&gt; sample.idngram</text:p>
      <text:p text:style-name="P3">idngram2lm -idngram sample.idngram -vocab sample.vocab -arpa sample.arpa</text:p>
      <text:p text:style-name="P3"/>
      <text:p text:style-name="P2">Executing with PocketSphinx</text:p>
      <text:p text:style-name="P3">pocketsphinx_continuous -lm sample.arpa -infile test.wav -dict sample.dic -hmm /home/administrator/Desktop/project/pocketsphinx/model/en-us/en-us/</text:p>
      <text:p text:style-name="P2"/>
      <text:p text:style-name="P2"/>
      <text:p text:style-name="P3">sphinx_lm_convert -i <text:span text:style-name="T2">sample</text:span>.arpa -o <text:span text:style-name="T2">sample</text:span>.lm.dm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25:04.561775164</meta:creation-date>
    <dc:date>2020-11-27T11:06:35.694359545</dc:date>
    <meta:editing-duration>PT5M1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4" meta:character-count="487" meta:non-whitespace-character-count="450"/>
  </office:meta>
</office:document-meta>
</file>